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0b847f"/>
    </style:style>
    <style:style style:name="P2" style:family="paragraph" style:parent-style-name="Standard">
      <style:text-properties style:text-line-through-style="none" style:text-line-through-type="none" officeooo:rsid="000de0f7" officeooo:paragraph-rsid="000de0f7"/>
    </style:style>
    <style:style style:name="P3" style:family="paragraph" style:parent-style-name="Standard">
      <style:text-properties style:text-line-through-style="none" style:text-line-through-type="none" officeooo:rsid="00102e84" officeooo:paragraph-rsid="00102e84"/>
    </style:style>
    <style:style style:name="P4" style:family="paragraph" style:parent-style-name="Standard">
      <style:text-properties style:text-line-through-style="none" style:text-line-through-type="none" officeooo:rsid="0016c7a4" officeooo:paragraph-rsid="0016c7a4"/>
    </style:style>
    <style:style style:name="P5" style:family="paragraph" style:parent-style-name="Standard">
      <style:text-properties style:text-line-through-style="none" style:text-line-through-type="none" officeooo:rsid="00180cb0" officeooo:paragraph-rsid="00180cb0"/>
    </style:style>
    <style:style style:name="P6" style:family="paragraph" style:parent-style-name="Standard">
      <style:text-properties style:text-line-through-style="none" style:text-line-through-type="none" officeooo:rsid="00180cb0" officeooo:paragraph-rsid="001b8343"/>
    </style:style>
    <style:style style:name="P7" style:family="paragraph" style:parent-style-name="Standard">
      <style:text-properties style:text-line-through-style="none" style:text-line-through-type="none" officeooo:rsid="0019d6b6" officeooo:paragraph-rsid="0019d6b6"/>
    </style:style>
    <style:style style:name="P8" style:family="paragraph" style:parent-style-name="Standard">
      <style:text-properties officeooo:paragraph-rsid="000ebdc5"/>
    </style:style>
    <style:style style:name="P9" style:family="paragraph" style:parent-style-name="Standard">
      <style:text-properties officeooo:paragraph-rsid="0012144f"/>
    </style:style>
    <style:style style:name="P10" style:family="paragraph" style:parent-style-name="Standard">
      <style:text-properties officeooo:paragraph-rsid="001b8343"/>
    </style:style>
    <style:style style:name="P11" style:family="paragraph" style:parent-style-name="Standard">
      <style:text-properties officeooo:paragraph-rsid="001bf3e8"/>
    </style:style>
    <style:style style:name="P12" style:family="paragraph" style:parent-style-name="Standard">
      <style:paragraph-properties fo:text-align="start" style:justify-single-word="false"/>
      <style:text-properties officeooo:rsid="001ee1e2" officeooo:paragraph-rsid="001ee1e2"/>
    </style:style>
    <style:style style:name="P13" style:family="paragraph" style:parent-style-name="Standard">
      <style:paragraph-properties fo:text-align="start" style:justify-single-word="false"/>
      <style:text-properties officeooo:rsid="001fa291" officeooo:paragraph-rsid="001fa291"/>
    </style:style>
    <style:style style:name="P14" style:family="paragraph" style:parent-style-name="Standard">
      <style:paragraph-properties fo:text-align="start" style:justify-single-word="false"/>
      <style:text-properties officeooo:paragraph-rsid="001fa291"/>
    </style:style>
    <style:style style:name="P15" style:family="paragraph" style:parent-style-name="Standard">
      <style:text-properties fo:font-size="12pt" officeooo:paragraph-rsid="001fa291" style:font-size-asian="12pt" style:font-size-complex="12pt"/>
    </style:style>
    <style:style style:name="P16" style:family="paragraph" style:parent-style-name="Standard">
      <style:text-properties officeooo:paragraph-rsid="00226ff6"/>
    </style:style>
    <style:style style:name="P17" style:family="paragraph" style:parent-style-name="Standard">
      <style:text-properties officeooo:paragraph-rsid="0018dc63"/>
    </style:style>
    <style:style style:name="T1" style:family="text">
      <style:text-properties officeooo:rsid="00088785"/>
    </style:style>
    <style:style style:name="T2" style:family="text">
      <style:text-properties officeooo:rsid="000a0e9d"/>
    </style:style>
    <style:style style:name="T3" style:family="text">
      <style:text-properties officeooo:rsid="000ebdc5"/>
    </style:style>
    <style:style style:name="T4" style:family="text">
      <style:text-properties officeooo:rsid="0012144f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8dc63"/>
    </style:style>
    <style:style style:name="T7" style:family="text">
      <style:text-properties style:text-line-through-style="none" style:text-line-through-type="none" officeooo:rsid="000ebdc5"/>
    </style:style>
    <style:style style:name="T8" style:family="text">
      <style:text-properties style:text-line-through-style="none" style:text-line-through-type="none" officeooo:rsid="0012144f"/>
    </style:style>
    <style:style style:name="T9" style:family="text">
      <style:text-properties style:text-line-through-style="none" style:text-line-through-type="none" officeooo:rsid="0019d6b6"/>
    </style:style>
    <style:style style:name="T10" style:family="text">
      <style:text-properties style:text-line-through-style="none" style:text-line-through-type="none" officeooo:rsid="00180cb0"/>
    </style:style>
    <style:style style:name="T11" style:family="text">
      <style:text-properties style:text-line-through-style="none" style:text-line-through-type="none" officeooo:rsid="001b8343"/>
    </style:style>
    <style:style style:name="T12" style:family="text">
      <style:text-properties style:text-line-through-style="none" style:text-line-through-type="none" officeooo:rsid="001bf3e8"/>
    </style:style>
    <style:style style:name="T13" style:family="text">
      <style:text-properties style:text-line-through-style="none" style:text-line-through-type="none" officeooo:rsid="001c92e6"/>
    </style:style>
    <style:style style:name="T14" style:family="text">
      <style:text-properties style:text-line-through-style="none" style:text-line-through-type="none" officeooo:rsid="001ee1e2"/>
    </style:style>
    <style:style style:name="T15" style:family="text">
      <style:text-properties style:text-line-through-style="none" style:text-line-through-type="none" officeooo:rsid="001ee1e9"/>
    </style:style>
    <style:style style:name="T16" style:family="text">
      <style:text-properties style:text-line-through-style="none" style:text-line-through-type="none" officeooo:rsid="001fa291"/>
    </style:style>
    <style:style style:name="T17" style:family="text">
      <style:text-properties officeooo:rsid="0018dc63"/>
    </style:style>
    <style:style style:name="T18" style:family="text">
      <style:text-properties officeooo:rsid="0019d6b6"/>
    </style:style>
    <style:style style:name="T19" style:family="text">
      <style:text-properties officeooo:rsid="001b8343"/>
    </style:style>
    <style:style style:name="T20" style:family="text">
      <style:text-properties officeooo:rsid="001c92e6"/>
    </style:style>
    <style:style style:name="T21" style:family="text">
      <style:text-properties fo:color="#000000" style:text-line-through-style="none" style:text-line-through-type="none" style:text-underline-style="none" officeooo:rsid="001ee1e9"/>
    </style:style>
    <style:style style:name="T22" style:family="text">
      <style:text-properties officeooo:rsid="001ee1e2"/>
    </style:style>
    <style:style style:name="T23" style:family="text">
      <style:text-properties officeooo:rsid="001ee1e9"/>
    </style:style>
    <style:style style:name="T24" style:family="text">
      <style:text-properties officeooo:rsid="001fa291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fa291" style:font-size-asian="12pt" style:font-size-complex="12pt"/>
    </style:style>
    <style:style style:name="T27" style:family="text">
      <style:text-properties officeooo:rsid="00226f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Commentaire In104</text:span></text:p>
      <text:p text:style-name="Standard"/>
      <text:p text:style-name="Standard">- <text:span text:style-name="T1">on a fait un tableau pour le dictionnaire au départ, jusqu’à se rendre compte que c</text:span><text:span text:style-name="T3">a marchait mal et c’était assez compliqué</text:span></text:p>
      <text:p text:style-name="Standard">- <text:span text:style-name="T1">on se sert de scanf(’%s’) plutôt que de scanf(‘%5c’) pour en profiter pour dire à l’utilisateur pourquoi ca marche pas plutôt que de le laisser dans l’inconnu</text:span></text:p>
      <text:p text:style-name="Standard">-<text:span text:style-name="T2">Problème sur l’initialisation, il faut d’abord initialiser la mémoire avant de modifier</text:span></text:p>
      <text:p text:style-name="P1">-On utilisait la fonction mot_valide pour vérifier que le mot choisi dans le dico faisait bien 5 lettres, mais en fait ça nous faisait relire le dictionnaire à chaque fois, ce qui prenait bcp de temps sans raison, c’était bien mieux de recoder les qques lignes pour vérifier la taille du mot </text:p>
      <text:p text:style-name="P1"/>
      <text:p text:style-name="P2">Stratégies ordinateur :</text:p>
      <text:p text:style-name="P2">Première stratégie, la plus simple : essayer 6 mots valides aléatoirement du dictionnaire</text:p>
      <text:p text:style-name="P2">Deuxième stratégie : P<text:span text:style-name="T4">r</text:span><text:span text:style-name="T3">endre <text:s/>un mot compatible en prenant en compte les lettres bien placées uniquement</text:span></text:p>
      <text:p text:style-name="P8"><text:span text:style-name="T6">Troisième startégie </text:span><text:span text:style-name="T7"><text:s/>: Faire la même chose en </text:span><text:span text:style-name="T8">partant d’un mot optimal</text:span></text:p>
      <text:p text:style-name="P9"><text:span text:style-name="T9">Quatrième stratégie</text:span><text:span text:style-name="T7"> Faire la même chose en supprimant si une lettre mal placé n’existe pas <text:tab/>dans le mot choisi</text:span></text:p>
      <text:p text:style-name="P7">Cinquième stratégie : Rassemebler la 2eme,3eme et 4eme stratégie</text:p>
      <text:p text:style-name="P2"><text:span text:style-name="T18">Sixième</text:span><text:span text:style-name="T3"> stratégie : </text:span><text:tab/><text:span text:style-name="T3">Regarder la fréquence des lettres dans les mots</text:span></text:p>
      <text:p text:style-name="P3"><text:span text:style-name="T18">Septième </text:span>stratégie : Entrainer une ia sur un dictionnaire à partir des mots</text:p>
      <text:p text:style-name="P3"/>
      <text:p text:style-name="P4">Problème pour déterminer qu’un mot de 5 lettres n’était pas dans le dico, la fonction feof ne renvoie true seulement qu’après EOF ait été lu. Cela créait ainsi une boucle tournant dans le vide.</text:p>
      <text:p text:style-name="P4"/>
      <text:p text:style-name="P5">Tests : <text:s text:c="89"/></text:p>
      <text:p text:style-name="P5">Deuxième stratégie <text:span text:style-name="T17">avec un parcours aléatoire</text:span></text:p>
      <text:p text:style-name="P5">mot : <text:tab/><text:tab/>Spice<text:tab/>Troll<text:tab/>Films<text:tab/>Entry<text:tab/>Colon+ Plusieurs fois où le programme ne terminait pas </text:p>
      <text:p text:style-name="P5">temps :<text:tab/><text:tab/>42.8<text:tab/>7.5<text:tab/>2.3<text:tab/>5.98<text:tab/>9.25 <text:s text:c="5"/>car <text:s/>l’ordi ne tombait pas dessus en aléatoire</text:p>
      <text:p text:style-name="P5">tentatives <text:tab/>8<text:tab/>11<text:tab/>9<text:tab/>8<text:tab/>6</text:p>
      <text:p text:style-name="P5"/>
      <text:p text:style-name="P5">On vois que on est a plus de 5 tentatives, en moyenne 8 tentatives et un temps qui peut devenir très long.</text:p>
      <text:p text:style-name="P5">Une solution pour le temps serait de ne pas choisir les mots aléatoirement mais parcourir le dictionnaire dans l’ordre.</text:p>
      <text:p text:style-name="P17"/>
      <text:p text:style-name="Standard">Plus rapide mais programme peu robuste</text:p>
      <text:p text:style-name="Standard"><text:s text:c="82"/></text:p>
      <text:p text:style-name="Standard">Deuxième stratégie avec une prise de mot aléatoire puis un parcours linéaire</text:p>
      <text:p text:style-name="Text_20_body">mot : <text:tab/><text:tab/>Miser<text:tab/>Globe<text:tab/>Score<text:tab/><text:span text:style-name="T22">Raves</text:span><text:tab/><text:span text:style-name="T23">Cents</text:span></text:p>
      <text:p text:style-name="P11"><text:span text:style-name="T10">temps :<text:tab/><text:tab/></text:span><text:span text:style-name="T12">0.02</text:span><text:span text:style-name="T10"><text:tab/></text:span><text:span text:style-name="T13">6</text:span><text:span text:style-name="T11">.</text:span><text:span text:style-name="T13">0</text:span><text:span text:style-name="T10"><text:tab/></text:span><text:span text:style-name="T13">23.9<text:tab/></text:span><text:span text:style-name="T14">21.9</text:span><text:span text:style-name="T10"><text:tab/></text:span><text:span text:style-name="T15">2.54</text:span><text:span text:style-name="T10"><text:tab/></text:span></text:p>
      <text:p text:style-name="P16"><text:span text:style-name="T10">tentatives <text:tab/></text:span><text:span text:style-name="T12">1</text:span><text:span text:style-name="T11"><text:tab/></text:span><text:span text:style-name="T13">1</text:span><text:span text:style-name="T16">6</text:span><text:span text:style-name="T10"><text:tab/></text:span><text:span text:style-name="T13">13<text:tab/></text:span><text:span text:style-name="T14">40<text:tab/></text:span><text:span text:style-name="T15">1</text:span><text:span text:style-name="T16">7</text:span> <text:s text:c="17"/></text:p>
      <text:p text:style-name="P16"><text:s text:c="52"/></text:p>
      <text:p text:style-name="P12">Programme beaucoup plus robuste</text:p>
      <text:p text:style-name="P14"><text:span text:style-name="T24">Bot 3</text:span>m<text:span text:style-name="T25">ot : <text:tab/><text:tab/></text:span><text:span text:style-name="T26">Dolls</text:span><text:span text:style-name="T25"><text:tab/></text:span><text:span text:style-name="T26">Phyla</text:span><text:span text:style-name="T25"><text:tab/></text:span><text:span text:style-name="T26">Booms</text:span><text:span text:style-name="T25"><text:tab/></text:span><text:span text:style-name="T26">Roust</text:span><text:span text:style-name="T25"><text:tab/></text:span><text:span text:style-name="T26">Amend</text:span></text:p>
      <text:p text:style-name="P15"><text:span text:style-name="T10">temps :<text:tab/><text:tab/><text:tab/></text:span><text:span text:style-name="T16">5.6</text:span><text:span text:style-name="T10"><text:tab/></text:span><text:span text:style-name="T16">38</text:span><text:span text:style-name="T10"><text:tab/></text:span><text:span text:style-name="T16">1.3</text:span><text:span text:style-name="T13"><text:tab/></text:span><text:span text:style-name="T16">51.3</text:span><text:span text:style-name="T10"><text:tab/></text:span><text:span text:style-name="T16">0.25</text:span><text:span text:style-name="T10"><text:tab/></text:span></text:p>
      <text:p text:style-name="P13"><text:span text:style-name="T10">tentatives <text:tab/><text:tab/></text:span><text:span text:style-name="T5">15<text:tab/>26</text:span><text:span text:style-name="T10"><text:tab/></text:span><text:span text:style-name="T5">12</text:span><text:span text:style-name="T13"><text:tab/></text:span><text:span text:style-name="T5">12</text:span><text:span text:style-name="T14"><text:tab/></text:span><text:span text:style-name="T15">1</text:span><text:span text:style-name="T5">1</text:span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7:56.549172718</meta:creation-date>
    <dc:date>2022-05-18T12:01:39.225948864</dc:date>
    <meta:editing-duration>PT2H20M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395" meta:character-count="2533" meta:non-whitespace-character-count="1895"/>
  </office:meta>
</office:document-meta>
</file>